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">
      <style:text-properties fo:font-style="italic" style:font-style-asian="italic" style:font-style-complex="italic"/>
    </style:style>
    <style:style style:name="ce4" style:family="table-cell" style:parent-style-name="Default" style:data-style-name="N10"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5" style:family="table-cell" style:parent-style-name="Default" style:data-style-name="N1">
      <style:text-properties fo:font-style="italic" style:font-style-asian="italic" style:font-style-complex="italic"/>
    </style:style>
    <style:style style:name="ce6" style:family="table-cell" style:parent-style-name="Default" style:data-style-name="N1"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7" style:family="table-cell" style:parent-style-name="Default" style:data-style-name="N107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1" table:visibility="collapse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Visitors</text:p>
          </table:table-cell>
          <table:table-cell office:value-type="string">
            <text:p>Installs</text:p>
          </table:table-cell>
          <table:table-cell office:value-type="string">
            <text:p>Conversion rate</text:p>
          </table:table-cell>
          <table:table-cell office:value-type="string">
            <text:p>Ranking (times tables)</text:p>
          </table:table-cell>
          <table:table-cell office:value-type="string">
            <text:p>Price</text:p>
          </table:table-cell>
          <table:table-cell office:value-type="string">
            <text:p>Icon</text:p>
          </table:table-cell>
          <table:table-cell office:value-type="string">
            <text:p>Title</text:p>
          </table:table-cell>
          <table:table-cell office:value-type="string">
            <text:p>Ranking (apple)</text:p>
          </table:table-cell>
          <table:table-cell office:value-type="string">
            <text:p>Price (apple)</text:p>
          </table:table-cell>
          <table:table-cell/>
        </table:table-row>
        <table:table-row table:style-name="ro2">
          <table:table-cell table:style-name="ce1" office:value-type="date" office:date-value="2018-01-01">
            <text:p>01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2]&gt;0;[.C2]/[.B2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2">
            <text:p>02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3]&gt;0;[.C3]/[.B3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3">
            <text:p>03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4]&gt;0;[.C4]/[.B4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4">
            <text:p>04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5]&gt;0;[.C5]/[.B5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5">
            <text:p>05.01.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table:formula="of:=IF([.B6]&gt;0;[.C6]/[.B6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6">
            <text:p>06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7]&gt;0;[.C7]/[.B7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7">
            <text:p>07.01.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IF([.B8]&gt;0;[.C8]/[.B8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8">
            <text:p>08.01.18</text:p>
          </table:table-cell>
          <table:table-cell table:number-columns-repeated="2" office:value-type="float" office:value="1">
            <text:p>1</text:p>
          </table:table-cell>
          <table:table-cell table:style-name="ce3" table:formula="of:=IF([.B9]&gt;0;[.C9]/[.B9];0)" office:value-type="percentage" office:value="1">
            <text:p>10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9">
            <text:p>09.01.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IF([.B10]&gt;0;[.C10]/[.B10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0">
            <text:p>10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11]&gt;0;[.C11]/[.B11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1">
            <text:p>11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12]&gt;0;[.C12]/[.B12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2">
            <text:p>12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13]&gt;0;[.C13]/[.B13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3">
            <text:p>13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14]&gt;0;[.C14]/[.B14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4">
            <text:p>14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15]&gt;0;[.C15]/[.B15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5">
            <text:p>15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16]&gt;0;[.C16]/[.B16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6">
            <text:p>16.01.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table:formula="of:=IF([.B17]&gt;0;[.C17]/[.B17];0)" office:value-type="percentage" office:value="0.2">
            <text:p>2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7">
            <text:p>17.01.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table:formula="of:=IF([.B18]&gt;0;[.C18]/[.B18];0)" office:value-type="percentage" office:value="0.333333333333333">
            <text:p>33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8">
            <text:p>18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19]&gt;0;[.C19]/[.B19];0)" office:value-type="percentage" office:value="0">
            <text:p>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9">
            <text:p>19.01.18</text:p>
          </table:table-cell>
          <table:table-cell table:number-columns-repeated="2" office:value-type="float" office:value="1">
            <text:p>1</text:p>
          </table:table-cell>
          <table:table-cell table:style-name="ce3" table:formula="of:=IF([.B20]&gt;0;[.C20]/[.B20];0)" office:value-type="percentage" office:value="1">
            <text:p>10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0">
            <text:p>20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21]&gt;0;[.C21]/[.B21];0)" office:value-type="percentage" office:value="0">
            <text:p>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1">
            <text:p>21.01.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IF([.B22]&gt;0;[.C22]/[.B22];0)" office:value-type="percentage" office:value="0">
            <text:p>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2">
            <text:p>22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23]&gt;0;[.C23]/[.B23];0)" office:value-type="percentage" office:value="0">
            <text:p>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3">
            <text:p>23.01.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table:formula="of:=IF([.B24]&gt;0;[.C24]/[.B24];0)" office:value-type="percentage" office:value="0.25">
            <text:p>25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4">
            <text:p>24.01.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table:formula="of:=IF([.B25]&gt;0;[.C25]/[.B25];0)" office:value-type="percentage" office:value="0.5">
            <text:p>5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5">
            <text:p>25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26]&gt;0;[.C26]/[.B26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6">
            <text:p>26.01.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IF([.B27]&gt;0;[.C27]/[.B27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7">
            <text:p>27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28]&gt;0;[.C28]/[.B28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8">
            <text:p>28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29]&gt;0;[.C29]/[.B29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9">
            <text:p>29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30]&gt;0;[.C30]/[.B30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30">
            <text:p>30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31]&gt;0;[.C31]/[.B31];0)" office:value-type="percentage" office:value="0">
            <text:p>0%</text:p>
          </table:table-cell>
          <table:table-cell office:value-type="float" office:value="147">
            <text:p>147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31">
            <text:p>31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32]&gt;0;[.C32]/[.B32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1">
            <text:p>01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33]&gt;0;[.C33]/[.B33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2">
            <text:p>02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34]&gt;0;[.C34]/[.B34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3">
            <text:p>03.02.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IF([.B35]&gt;0;[.C35]/[.B35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4">
            <text:p>04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36]&gt;0;[.C36]/[.B36];0)" office:value-type="percentage" office:value="0">
            <text:p>0%</text:p>
          </table:table-cell>
          <table:table-cell office:value-type="float" office:value="142">
            <text:p>142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5">
            <text:p>05.02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37]&gt;0;[.C37]/[.B37];0)" office:value-type="percentage" office:value="0">
            <text:p>0%</text:p>
          </table:table-cell>
          <table:table-cell office:value-type="float" office:value="142">
            <text:p>142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6">
            <text:p>06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38]&gt;0;[.C38]/[.B38];0)" office:value-type="percentage" office:value="0">
            <text:p>0%</text:p>
          </table:table-cell>
          <table:table-cell office:value-type="float" office:value="141">
            <text:p>141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2">
          <table:table-cell table:style-name="ce1" office:value-type="date" office:date-value="2018-02-07">
            <text:p>07.02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39]&gt;0;[.C39]/[.B39];0)" office:value-type="percentage" office:value="0">
            <text:p>0%</text:p>
          </table:table-cell>
          <table:table-cell office:value-type="float" office:value="141">
            <text:p>141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2">
          <table:table-cell table:style-name="ce1" office:value-type="date" office:date-value="2018-02-08">
            <text:p>08.02.18</text:p>
          </table:table-cell>
          <table:table-cell table:number-columns-repeated="2"/>
          <table:table-cell table:style-name="ce3"/>
          <table:table-cell office:value-type="float" office:value="140">
            <text:p>140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2">
          <table:table-cell table:style-name="ce1" office:value-type="date" office:date-value="2018-02-09">
            <text:p>09.02.18</text:p>
          </table:table-cell>
          <table:table-cell table:number-columns-repeated="2"/>
          <table:table-cell table:style-name="ce3"/>
          <table:table-cell office:value-type="float" office:value="139">
            <text:p>139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2">
          <table:table-cell table:style-name="ce1" office:value-type="date" office:date-value="2018-02-10">
            <text:p>10.02.18</text:p>
          </table:table-cell>
          <table:table-cell table:number-columns-repeated="2"/>
          <table:table-cell table:style-name="ce3"/>
          <table:table-cell office:value-type="float" office:value="137">
            <text:p>137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2">
          <table:table-cell table:style-name="ce1" office:value-type="date" office:date-value="2018-02-11">
            <text:p>11.02.18</text:p>
          </table:table-cell>
          <table:table-cell table:number-columns-repeated="2"/>
          <table:table-cell table:style-name="ce3"/>
          <table:table-cell office:value-type="string">
            <text:p>119 or 103 on private tab, dammit google. I|ll use private from now on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2">
          <table:table-cell table:style-name="ce1" office:value-type="date" office:date-value="2018-02-12">
            <text:p>12.02.18</text:p>
          </table:table-cell>
          <table:table-cell table:number-columns-repeated="2"/>
          <table:table-cell table:style-name="ce3"/>
          <table:table-cell office:value-type="string">
            <text:p>123 or 106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13">
            <text:p>13.02.18</text:p>
          </table:table-cell>
          <table:table-cell table:number-columns-repeated="2"/>
          <table:table-cell table:style-name="ce3"/>
          <table:table-cell office:value-type="string">
            <text:p>??? (list stops after 49)</text:p>
          </table:table-cell>
          <table:table-cell table:style-name="ce7"/>
          <table:table-cell table:number-columns-repeated="3"/>
          <table:table-cell office:value-type="float" office:value="280">
            <text:p>280</text:p>
          </table:table-cell>
          <table:table-cell office:value-type="float" office:value="2.29">
            <text:p>2,29</text:p>
          </table:table-cell>
        </table:table-row>
        <table:table-row table:style-name="ro3">
          <table:table-cell table:style-name="ce1" office:value-type="date" office:date-value="2018-02-14">
            <text:p>14.02.18</text:p>
          </table:table-cell>
          <table:table-cell table:number-columns-repeated="2"/>
          <table:table-cell table:style-name="ce3"/>
          <table:table-cell office:value-type="string">
            <text:p>??? (list stops after 49)</text:p>
          </table:table-cell>
          <table:table-cell table:style-name="ce7"/>
          <table:table-cell table:number-columns-repeated="3"/>
          <table:table-cell office:value-type="float" office:value="22">
            <text:p>22</text:p>
          </table:table-cell>
          <table:table-cell office:value-type="float" office:value="2.29">
            <text:p>2,29</text:p>
          </table:table-cell>
        </table:table-row>
        <table:table-row table:style-name="ro2">
          <table:table-cell table:style-name="ce1" office:value-type="date" office:date-value="2018-02-15">
            <text:p>15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3"/>
          <table:table-cell office:value-type="float" office:value="22">
            <text:p>22</text:p>
          </table:table-cell>
          <table:table-cell office:value-type="float" office:value="2.29">
            <text:p>2,29</text:p>
          </table:table-cell>
        </table:table-row>
        <table:table-row table:style-name="ro2">
          <table:table-cell table:style-name="ce1" office:value-type="date" office:date-value="2018-02-16">
            <text:p>16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17">
            <text:p>17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18">
            <text:p>18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19">
            <text:p>19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0">
            <text:p>20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1">
            <text:p>21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2">
            <text:p>22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3">
            <text:p>23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4">
            <text:p>24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5">
            <text:p>25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6">
            <text:p>26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7">
            <text:p>27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7"/>
        </table:table-row>
        <table:table-row table:style-name="ro2">
          <table:table-cell office:value-type="string">
            <text:p>Paid total</text:p>
          </table:table-cell>
          <table:table-cell table:formula="of:=SUMIF([.$F2:.$F31];[.$F2];[.B2:.B31])" office:value-type="float" office:value="43">
            <text:p>43</text:p>
          </table:table-cell>
          <table:table-cell table:formula="of:=SUMIF([.$F2:.$F25];[.$F2];[.C2:.C25])" office:value-type="float" office:value="2">
            <text:p>2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>
            <text:p>Sale total</text:p>
          </table:table-cell>
          <table:table-cell table:formula="of:=SUMIF([.$F3:.$F62];[.$F18];[.B3:.B62])" office:value-type="float" office:value="17">
            <text:p>17</text:p>
          </table:table-cell>
          <table:table-cell table:formula="of:=SUMIF([.$F3:.$F62];[.$F18];[.C3:.C62])" office:value-type="float" office:value="5">
            <text:p>5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>
            <text:p>Paid per day</text:p>
          </table:table-cell>
          <table:table-cell table:formula="of:=[.B61]/COUNTIF([.$F2:.$F31];[.$F2])" office:value-type="float" office:value="1.95454545454545">
            <text:p>1,9545454545</text:p>
          </table:table-cell>
          <table:table-cell table:formula="of:=[.C61]/COUNTIF([.$F2:.$F31];[.$F2])" office:value-type="float" office:value="0.0909090909090909">
            <text:p>0,0909090909</text:p>
          </table:table-cell>
          <table:table-cell table:style-name="ce4" table:formula="of:=SUMIF([.$F2:.$F31];[.$F2];[.C2:.C31])/SUMIF([.$F2:.$F31];[.$F2];[.B2:.B31])" office:value-type="percentage" office:value="0.0465116279069768">
            <text:p>5%</text:p>
          </table:table-cell>
          <table:table-cell table:style-name="ce6"/>
          <table:table-cell table:style-name="ce8"/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office:value-type="string">
            <text:p>Sale per day</text:p>
          </table:table-cell>
          <table:table-cell table:formula="of:=[.B62]/COUNTIF([.$F2:.$F25];[.$F18])" office:value-type="float" office:value="2.125">
            <text:p>2,125</text:p>
          </table:table-cell>
          <table:table-cell table:formula="of:=[.C62]/COUNTIF([.$F2:.$F25];[.$F18])" office:value-type="float" office:value="0.625">
            <text:p>0,625</text:p>
          </table:table-cell>
          <table:table-cell table:style-name="ce4" table:formula="of:=SUMIF([.$F2:.$F25];[.$F18];[.C2:.C25])/SUMIF([.$F2:.$F25];[.$F18];[.B2:.B25])" office:value-type="percentage" office:value="0.294117647058823">
            <text:p>29%</text:p>
          </table:table-cell>
          <table:table-cell table:style-name="ce6"/>
          <table:table-cell table:number-columns-repeated="3"/>
          <table:table-cell table:style-name="ce6"/>
          <table:table-cell table:number-columns-repeated="2"/>
        </table:table-row>
        <table:table-row table:style-name="ro2" table:number-rows-repeated="104851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time-style style:name="N110" number:truncate-on-overflow="false">
      <number:hours number:style="long"/>
      <number:text>:</number:text>
      <number:minutes number:style="long"/>
    </number:time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9P0" style:volatile="true" number:language="de" number:country="DE">
      <number:currency-symbol number:language="en" number:country="US">$</number:currency-symbol>
      <number:number number:decimal-places="2" number:min-integer-digits="1" number:grouping="true"/>
    </number:currency-style>
    <number:currency-style style:name="N8109" number:language="de" number:country="D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9P0"/>
    </number:currency-style>
    <number:currency-style style:name="N8111P0" style:volatile="true" number:language="de" number:country="DE">
      <number:number number:decimal-places="2" number:min-integer-digits="1" number:grouping="true"/>
      <number:text> </number:text>
      <number:currency-symbol>EUR</number:currency-symbol>
    </number:currency-style>
    <number:currency-style style:name="N8111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8111P0"/>
    </number:currency-style>
    <number:currency-style style:name="N8112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12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12P0"/>
    </number:currency-style>
    <number:currency-style style:name="N16107P0" style:volatile="true" number:language="gd" number:country="GB">
      <number:currency-symbol number:language="gd" number:country="GB">£</number:currency-symbol>
      <number:number number:decimal-places="2" number:min-integer-digits="1" number:grouping="true"/>
    </number:currency-style>
    <number:currency-style style:name="N16107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integer-digits="1" number:grouping="true"/>
      <style:map style:condition="value()&gt;=0" style:apply-style-name="N16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15.02.2018</text:date>, <text:time>08:0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31:31</meta:creation-date>
    <meta:generator>OpenOffice/4.1.4$Unix OpenOffice.org_project/414m5$Build-9788</meta:generator>
    <dc:date>2018-02-15T08:01:27</dc:date>
    <meta:editing-duration>P1DT2H30M5S</meta:editing-duration>
    <meta:editing-cycles>30</meta:editing-cycles>
    <meta:document-statistic meta:table-count="3" meta:cell-count="336" meta:object-count="0"/>
  </office:meta>
</office:document-meta>
</file>